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328" officeooo:paragraph-rsid="00156209"/>
    </style:style>
    <style:style style:name="P2" style:family="paragraph" style:parent-style-name="Standard">
      <style:text-properties officeooo:rsid="00156209" officeooo:paragraph-rsid="00156209"/>
    </style:style>
    <style:style style:name="P3" style:family="paragraph" style:parent-style-name="Standard">
      <style:text-properties officeooo:rsid="00162ba1" officeooo:paragraph-rsid="00162ba1"/>
    </style:style>
    <style:style style:name="P4" style:family="paragraph" style:parent-style-name="Standard">
      <style:text-properties officeooo:rsid="0019df96" officeooo:paragraph-rsid="0019df96"/>
    </style:style>
    <style:style style:name="P5" style:family="paragraph" style:parent-style-name="Standard">
      <style:text-properties officeooo:rsid="001a1865" officeooo:paragraph-rsid="001a1865"/>
    </style:style>
    <style:style style:name="P6" style:family="paragraph" style:parent-style-name="Standard">
      <style:text-properties officeooo:rsid="001b2da8" officeooo:paragraph-rsid="001b2da8"/>
    </style:style>
    <style:style style:name="P7" style:family="paragraph" style:parent-style-name="Standard">
      <style:text-properties officeooo:rsid="001ca067" officeooo:paragraph-rsid="001ca067"/>
    </style:style>
    <style:style style:name="P8" style:family="paragraph" style:parent-style-name="Standard">
      <style:text-properties officeooo:rsid="001ce865" officeooo:paragraph-rsid="001ce865"/>
    </style:style>
    <style:style style:name="P9" style:family="paragraph" style:parent-style-name="Standard">
      <style:text-properties officeooo:rsid="001d9c16" officeooo:paragraph-rsid="001d9c16"/>
    </style:style>
    <style:style style:name="P10" style:family="paragraph" style:parent-style-name="Standard">
      <style:text-properties officeooo:rsid="001ef19a" officeooo:paragraph-rsid="001ef19a"/>
    </style:style>
    <style:style style:name="P11" style:family="paragraph" style:parent-style-name="Standard">
      <style:text-properties officeooo:rsid="001fa1cd" officeooo:paragraph-rsid="001fa1cd"/>
    </style:style>
    <style:style style:name="P12" style:family="paragraph" style:parent-style-name="Standard">
      <style:text-properties officeooo:rsid="00219042" officeooo:paragraph-rsid="00219042"/>
    </style:style>
    <style:style style:name="P13" style:family="paragraph" style:parent-style-name="Standard">
      <style:text-properties officeooo:rsid="0023bb39" officeooo:paragraph-rsid="0023bb39"/>
    </style:style>
    <style:style style:name="P14" style:family="paragraph" style:parent-style-name="Standard">
      <style:text-properties officeooo:rsid="00256857" officeooo:paragraph-rsid="00256857"/>
    </style:style>
    <style:style style:name="P15" style:family="paragraph" style:parent-style-name="Standard">
      <style:text-properties officeooo:rsid="00274c5c" officeooo:paragraph-rsid="00274c5c"/>
    </style:style>
    <style:style style:name="P16" style:family="paragraph" style:parent-style-name="Standard">
      <style:text-properties officeooo:rsid="00275cd1" officeooo:paragraph-rsid="00275cd1"/>
    </style:style>
    <style:style style:name="P17" style:family="paragraph" style:parent-style-name="Standard">
      <style:text-properties officeooo:rsid="00292ed7" officeooo:paragraph-rsid="00292ed7"/>
    </style:style>
    <style:style style:name="P18" style:family="paragraph" style:parent-style-name="Standard">
      <style:text-properties officeooo:rsid="002942bb" officeooo:paragraph-rsid="002942bb"/>
    </style:style>
    <style:style style:name="P19" style:family="paragraph" style:parent-style-name="Standard">
      <style:text-properties officeooo:rsid="002a4d69" officeooo:paragraph-rsid="002a4d69"/>
    </style:style>
    <style:style style:name="T1" style:family="text">
      <style:text-properties officeooo:rsid="0017beeb"/>
    </style:style>
    <style:style style:name="T2" style:family="text">
      <style:text-properties officeooo:rsid="001ef1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umplings</text:p>
      <text:p text:style-name="P2"/>
      <text:p text:style-name="P2"/>
      <text:p text:style-name="P2">Pasta</text:p>
      <text:p text:style-name="P2"/>
      <text:p text:style-name="P2"/>
      <text:p text:style-name="P2">Bread</text:p>
      <text:p text:style-name="P2"/>
      <text:p text:style-name="P2"/>
      <text:p text:style-name="P1"/>
      <text:p text:style-name="P2">Pastr<text:span text:style-name="T1">y</text:span></text:p>
      <text:p text:style-name="P2"/>
      <text:p text:style-name="P2"/>
      <text:p text:style-name="P4">Pie</text:p>
      <text:p text:style-name="P4"/>
      <text:p text:style-name="P5">Casserole</text:p>
      <text:p text:style-name="P5"/>
      <text:p text:style-name="P6">Stew</text:p>
      <text:p text:style-name="P6"/>
      <text:p text:style-name="P6">Curry</text:p>
      <text:p text:style-name="P6"/>
      <text:p text:style-name="P6"/>
      <text:p text:style-name="P7">Cakes</text:p>
      <text:p text:style-name="P7"/>
      <text:p text:style-name="P7">Candy</text:p>
      <text:p text:style-name="P7"/>
      <text:p text:style-name="P7">Coffee</text:p>
      <text:p text:style-name="P7"/>
      <text:p text:style-name="P7">Tea</text:p>
      <text:p text:style-name="P7"/>
      <text:p text:style-name="P7">Dips</text:p>
      <text:p text:style-name="P7"/>
      <text:p text:style-name="P7">Sauces</text:p>
      <text:p text:style-name="P7"/>
      <text:p text:style-name="P15">Pastes</text:p>
      <text:p text:style-name="P15"/>
      <text:p text:style-name="P15">Puddings</text:p>
      <text:p text:style-name="P15"/>
      <text:p text:style-name="P15">Cream</text:p>
      <text:p text:style-name="P7"/>
      <text:p text:style-name="P8">Fried Dough Foods</text:p>
      <text:p text:style-name="P8"/>
      <text:p text:style-name="P9">Porridge</text:p>
      <text:p text:style-name="P9"/>
      <text:p text:style-name="P9">Puddings</text:p>
      <text:p text:style-name="P9"/>
      <text:p text:style-name="P9">Rice Dishes</text:p>
      <text:p text:style-name="P9"/>
      <text:p text:style-name="P9">Sandwiches</text:p>
      <text:p text:style-name="P9"/>
      <text:p text:style-name="P16">Wraps</text:p>
      <text:p text:style-name="P16"/>
      <text:p text:style-name="P16"><text:soft-page-break/>Onigiri</text:p>
      <text:p text:style-name="P16"/>
      <text:p text:style-name="P16">Burrito</text:p>
      <text:p text:style-name="P16"/>
      <text:p text:style-name="P17">Pancakes</text:p>
      <text:p text:style-name="P9"/>
      <text:p text:style-name="P9">Spreads</text:p>
      <text:p text:style-name="P9"/>
      <text:p text:style-name="P9">Tapas/<text:span text:style-name="T2">Mezze</text:span></text:p>
      <text:p text:style-name="P9"/>
      <text:p text:style-name="P10">Syrup</text:p>
      <text:p text:style-name="P10"/>
      <text:p text:style-name="P10">Juice</text:p>
      <text:p text:style-name="P10"/>
      <text:p text:style-name="P14">Snack Bars</text:p>
      <text:p text:style-name="P14"/>
      <text:p text:style-name="P14">Cookies</text:p>
      <text:p text:style-name="P11"/>
      <text:p text:style-name="P12">Soup</text:p>
      <text:p text:style-name="P7"/>
      <text:p text:style-name="P13">Fritter</text:p>
      <text:p text:style-name="P2"/>
      <text:p text:style-name="P18">Pickled</text:p>
      <text:p text:style-name="P18"/>
      <text:p text:style-name="P19">Porridge</text:p>
      <text:p text:style-name="P2"/>
      <text:p text:style-name="P2">---</text:p>
      <text:p text:style-name="P2"/>
      <text:p text:style-name="P2">Preparation:</text:p>
      <text:p text:style-name="P2"/>
      <text:p text:style-name="P2">Fry</text:p>
      <text:p text:style-name="P2"><text:tab/>Deep fry</text:p>
      <text:p text:style-name="P2"><text:tab/>Stir fry</text:p>
      <text:p text:style-name="P2"/>
      <text:p text:style-name="P2">Steam</text:p>
      <text:p text:style-name="P2">Cook</text:p>
      <text:p text:style-name="P2"/>
      <text:p text:style-name="P3">Bake</text:p>
      <text:p text:style-name="P3"/>
      <text:p text:style-name="P15">Fermentation</text:p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00:40:19.752860231</meta:creation-date>
    <dc:date>2024-04-21T03:37:11.620924229</dc:date>
    <meta:editing-duration>PT1H39M45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51" meta:character-count="307" meta:non-whitespace-character-count="299"/>
  </office:meta>
</office:document-meta>
</file>